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3.81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textarea-horizontal-align="justify" draw:textarea-vertical-align="middle" draw:auto-grow-height="false" fo:min-height="1.786cm" fo:min-width="0cm"/>
    </style:style>
    <style:style style:name="gr5" style:family="graphic" style:parent-style-name="standard">
      <style:graphic-properties draw:stroke="none" svg:stroke-color="#000000" draw:fill="none" draw:fill-color="#ffffff" fo:min-height="0.822cm"/>
    </style:style>
    <style:style style:name="gr6" style:family="graphic" style:parent-style-name="standard">
      <style:graphic-properties draw:fill-color="#ffff00" draw:textarea-horizontal-align="justify" draw:textarea-vertical-align="middle" draw:auto-grow-height="false" fo:min-height="0.004cm" fo:min-width="0.51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URW Chancery L"/>
    </style:style>
    <style:style style:name="P5" style:family="paragraph">
      <loext:graphic-properties draw:fill-color="#ffff00"/>
      <style:paragraph-properties fo:text-align="center"/>
    </style:style>
    <style:style style:name="T1" style:family="text">
      <style:text-properties style:font-name="URW Chancery 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4.318cm" svg:height="2.794cm" svg:x="1.986cm" svg:y="1.74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4.318cm" svg:height="2.794cm" svg:x="1.986cm" svg:y="7.333cm">
            <text:p/>
            <draw:enhanced-geometry svg:viewBox="0 0 21600 21600" draw:type="rectangle" draw:enhanced-path="M 0 0 L 21600 0 21600 21600 0 21600 0 0 Z N"/>
          </draw:custom-shape>
          <draw:connector draw:style-name="gr2" draw:text-style-name="P2" draw:layer="layout" draw:type="curve" svg:x1="4.145cm" svg:y1="4.539cm" svg:x2="4.145cm" svg:y2="7.333cm" draw:start-shape="id1" draw:start-glue-point="2" draw:end-shape="id2" svg:d="M4145 4539v2794" svg:viewBox="0 0 1 2795">
            <text:p/>
          </draw:connector>
          <draw:frame draw:style-name="gr3" draw:text-style-name="P3" draw:layer="layout" svg:width="3.81cm" svg:height="1.673cm" svg:x="2.213cm" svg:y="2.58cm">
            <draw:text-box>
              <text:p>Computer 1</text:p>
            </draw:text-box>
          </draw:frame>
          <draw:frame draw:style-name="gr3" draw:text-style-name="P3" draw:layer="layout" svg:width="3.81cm" svg:height="1.673cm" svg:x="2.24cm" svg:y="8.249cm">
            <draw:text-box>
              <text:p>Computer 2</text:p>
            </draw:text-box>
          </draw:frame>
          <draw:custom-shape draw:style-name="gr4" draw:text-style-name="P1" draw:layer="layout" svg:width="0.762cm" svg:height="2.54cm" svg:x="6.566cm" svg:y="4.69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" draw:text-style-name="P4" draw:layer="layout" svg:width="1.016cm" svg:height="1.072cm" svg:x="7.201cm" svg:y="5.555cm">
            <draw:text-box>
              <text:p><text:span text:style-name="T1">l</text:span></text:p>
            </draw:text-box>
          </draw:frame>
          <draw:custom-shape draw:style-name="gr6" draw:text-style-name="P5" draw:layer="layout" svg:width="1.016cm" svg:height="0.254cm" svg:x="3.637cm" svg:y="4.38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1.016cm" svg:height="0.254cm" svg:x="3.637cm" svg:y="7.285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RW Chancery L" svg:font-family="'URW Chancery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6.954cm" fo:margin-left="1cm" fo:margin-right="12.95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1T13:17:47.653022596</meta:creation-date>
    <dc:date>2018-10-21T13:38:38.708333949</dc:date>
    <meta:editing-duration>PT8M26S</meta:editing-duration>
    <meta:editing-cycles>2</meta:editing-cycles>
    <meta:generator>LibreOffice/5.1.6.2$Linux_X86_64 LibreOffice_project/10m0$Build-2</meta:generator>
    <meta:document-statistic meta:object-count="10"/>
  </office:meta>
</office:document-meta>
</file>